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acodeleser auf farbigem Papier te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 einer Liste exportier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Benutzer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 registrierte und neu abgeschlossene Li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Nachricht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Hilfe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Über un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Öffentliche New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/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8T18:15:29</dc:date>
    <dc:creator>Pierre Sugar</dc:creator>
    <meta:editing-duration>P8DT23H8M17S</meta:editing-duration>
    <meta:editing-cycles>27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8" meta:object-count="0"/>
  </office:meta>
</office:document-meta>
</file>